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Objective</text:span>: Develop and contribute my skills and experience to
achieve organizational mission objectives.</text:p><text:p text:style-name="rststyle-textbody"><text:span text:style-name="rststyle-emphasis">Full Stack Developer</text:span> with an entrepreneurial spirit streak</text:p><text:p text:style-name="rststyle-textbody">Desire to: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web application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 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github.com/westurner/wiki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://westurner.github.com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 Go, Java, Javascript, Python, and Ruby</text:p></text:section><text:section text:name="Section34" text:style-name="Sect3"><text:h text:outline-level="3" text:style-name="rststyle-heading3">Dotfiles</text:h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Configuration set for Bash, ZSH, Python, IPython, I3WM</text:p></text:list-item><text:list-item><text:p text:style-name="rststyle-bulletitem">Python package with various Paver tasks</text:p></text:list-item><text:list-item><text:p text:style-name="rststyle-bulletitem">Configuration set for Vim</text:p></text:list-item></text:list></text:section><text:section text:name="Section35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 https://github.com/westurner/wiki/wiki/contributions</text:p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10-12T07:33:40</meta:creation-date>
    <dc:creator>wturner</dc:creator>
    <dc:date>2014-10-12T07:33:40</dc:date>
    <dc:language>en-US</dc:language>
    <meta:editing-cycles>1</meta:editing-cycles>
    <meta:editing-duration>PT00M01S</meta:editing-duration>
    <dc:title>[no title]</dc:title>
  </office:meta>
</office:document-meta>
</file>